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21a189" officeooo:paragraph-rsid="0021a189"/>
    </style:style>
    <style:style style:name="P2" style:family="paragraph" style:parent-style-name="Standard">
      <style:paragraph-properties fo:text-align="center" style:justify-single-word="false"/>
      <style:text-properties style:font-name="Calibri" officeooo:rsid="0021a189" officeooo:paragraph-rsid="0021a189"/>
    </style:style>
    <style:style style:name="P3" style:family="paragraph" style:parent-style-name="Standard">
      <style:paragraph-properties fo:text-align="start" style:justify-single-word="false"/>
      <style:text-properties style:font-name="Calibri" officeooo:rsid="0021a189" officeooo:paragraph-rsid="0021a189"/>
    </style:style>
    <style:style style:name="P4" style:family="paragraph" style:parent-style-name="Standard">
      <style:paragraph-properties fo:text-align="start" style:justify-single-word="false"/>
      <style:text-properties style:font-name="Calibri" officeooo:rsid="0021a189" officeooo:paragraph-rsid="002240d4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8pt" fo:font-weight="bold" officeooo:rsid="0021a189" officeooo:paragraph-rsid="0021a189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officeooo:paragraph-rsid="0021a189"/>
    </style:style>
    <style:style style:name="T1" style:family="text">
      <style:text-properties officeooo:rsid="0021a189"/>
    </style:style>
    <style:style style:name="T2" style:family="text">
      <style:text-properties fo:font-variant="normal" fo:text-transform="none" fo:font-size="10.5pt" fo:letter-spacing="normal" fo:font-style="normal" fo:font-weight="normal" officeooo:rsid="0021a189"/>
    </style:style>
    <style:style style:name="T3" style:family="text">
      <style:text-properties fo:font-variant="normal" fo:text-transform="none" style:text-line-through-style="none" style:text-line-through-type="none" fo:font-size="10.5pt" fo:letter-spacing="normal" fo:font-style="normal" style:text-underline-style="none" fo:font-weight="normal" officeooo:rsid="0021a189" style:text-blinking="false"/>
    </style:style>
    <style:style style:name="T4" style:family="text">
      <style:text-properties fo:font-variant="normal" fo:text-transform="none" fo:color="#000000" style:font-name="Calibri" fo:font-size="10.5pt" fo:letter-spacing="normal" fo:font-style="normal" fo:font-weight="normal" officeooo:rsid="0021a189"/>
    </style:style>
    <style:style style:name="T5" style:family="text">
      <style:text-properties fo:font-variant="normal" fo:text-transform="none" fo:color="#000000" style:text-line-through-style="none" style:text-line-through-type="none" style:font-name="Calibri" fo:font-size="10.5pt" fo:letter-spacing="normal" fo:font-style="normal" style:text-underline-style="none" fo:font-weight="normal" officeooo:rsid="0021a189" style:text-blinking="false"/>
    </style:style>
    <style:style style:name="T6" style:family="text">
      <style:text-properties fo:font-variant="normal" fo:text-transform="none" fo:color="#000000" style:text-line-through-style="none" style:text-line-through-type="none" fo:font-size="10.5pt" fo:letter-spacing="normal" fo:font-style="normal" style:text-underline-style="none" fo:font-weight="normal" officeooo:rsid="0021a189" style:text-blinking="false"/>
    </style:style>
    <style:style style:name="T7" style:family="text">
      <style:text-properties fo:font-variant="normal" fo:text-transform="none" fo:color="#000000" fo:font-size="10.5pt" fo:letter-spacing="normal" fo:font-style="normal" fo:font-weight="normal" officeooo:rsid="0021a189"/>
    </style:style>
    <style:style style:name="T8" style:family="text">
      <style:text-properties fo:color="#000000" style:font-name="Calibri" officeooo:rsid="0021a189"/>
    </style:style>
    <style:style style:name="T9" style:family="text">
      <style:text-properties fo:color="#000000" officeooo:rsid="0021a189"/>
    </style:style>
    <style:style style:name="T10" style:family="text">
      <style:text-properties officeooo:rsid="002240d4"/>
    </style:style>
    <style:style style:name="T11" style:family="text">
      <style:text-properties fo:font-style="italic" officeooo:rsid="002240d4" style:font-style-asian="italic" style:font-style-complex="italic"/>
    </style:style>
    <style:style style:name="fr1" style:family="graphic" style:parent-style-name="Formula">
      <style:graphic-properties style:vertical-pos="from-top" style:vertical-rel="page" style:horizontal-pos="from-left" style:horizontal-rel="pag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kt1" text:anchor-type="page" text:anchor-page-number="1" svg:x="3.418cm" svg:y="4.196cm" svg:width="15.639cm" svg:height="17cm" draw:z-index="0">
        <draw:object xlink:href="./Object 1" xlink:type="simple" xlink:show="embed" xlink:actuate="onLoad"/>
        <draw:image xlink:href="./ObjectReplacements/Object 1" xlink:type="simple" xlink:show="embed" xlink:actuate="onLoad"/>
      </draw:frame>
      <text:p text:style-name="P5">Wirkungsgradberechnung </text:p>
      <text:p text:style-name="P2">bei 14 m/s Windgeschwindkeit und der Leistung 250W des Herstelle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4">Für die Berechnung des Wirkungsgrad <text:span text:style-name="T10">braucht man die aktuelle Windgeschwindigkeit und <text:s/>aktuelle Leistung, welche sich aus der Stromstärke(</text:span><text:span text:style-name="T11">I</text:span><text:span text:style-name="T10">) und der Spannung(U) zusammensetzt.</text:span></text:p>
      <text:p text:style-name="P3"/>
      <text:p text:style-name="P3"/>
      <text:p text:style-name="P6"><text:span text:style-name="T7">Das Betzsche Gesetz besagt, dass eine </text:span><text:span text:style-name="T6">Windkraftanlage </text:span><text:span text:style-name="T7">maximal 16/27 (knapp 60 Prozent) jener </text:span><text:span text:style-name="T6">mechanischen Leistung</text:span><text:span text:style-name="T7">, die der </text:span><text:span text:style-name="T6">Wind </text:span><text:span text:style-name="T7">ohne den bremsenden Rotor durch dessen Projektionsfläche transportieren würde, in Nutzleistung umwandeln kann.</text:span><text:span text:style-name="T9"> (von Wikipedia am 1.5.15 aufgerufen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17:01:39.736000000</meta:creation-date>
    <dc:date>2015-05-01T19:14:17.087000000</dc:date>
    <meta:editing-duration>PT38M32S</meta:editing-duration>
    <meta:editing-cycles>4</meta:editing-cycles>
    <meta:generator>LibreOffice/4.3.5.2$Windows_x86 LibreOffice_project/3a87456aaa6a95c63eea1c1b3201acedf0751bd5</meta:generator>
    <meta:document-statistic meta:table-count="0" meta:image-count="0" meta:object-count="1" meta:page-count="1" meta:paragraph-count="4" meta:word-count="69" meta:character-count="538" meta:non-whitespace-character-count="471"/>
  </office:meta>
</office:document-meta>
</file>

<file path=Object 1/content.xml><?xml version="1.0" encoding="utf-8"?>
<math xmlns="http://www.w3.org/1998/Math/MathML" display="block">
  <semantics>
    <mtable>
      <mtr>
        <mtd>
          <mrow>
            <mi>A</mi>
            <mrow>
              <mspace width="0.5em"/>
              <mo stretchy="false">=</mo>
              <mspace width="0.5em"/>
            </mrow>
            <mn>1,0</mn>
            <msup>
              <mi>m</mi>
              <mn>2</mn>
            </msup>
            <mspace width="26em"/>
            <mi mathvariant="normal">ρ</mi>
            <mrow>
              <mspace width="0.5em"/>
              <mo stretchy="false">=</mo>
              <mspace width="0.5em"/>
            </mrow>
            <mn>1,205</mn>
            <mfrac>
              <mi mathvariant="italic">kg</mi>
              <msup>
                <mi>m</mi>
                <mn>3</mn>
              </msup>
            </mfrac>
          </mrow>
        </mtd>
      </mtr>
      <mtr>
        <mtd>
          <mrow>
            <msub>
              <mi>C</mi>
              <mi mathvariant="italic">Betz</mi>
            </msub>
            <mrow>
              <mspace width="0.5em"/>
              <mo stretchy="false">=</mo>
              <mspace width="0.5em"/>
            </mrow>
            <mfrac>
              <mn>16</mn>
              <mn>27</mn>
            </mfrac>
            <mrow>
              <mo fence="true" stretchy="false">(</mo>
              <mrow>
                <mrow>
                  <mi mathvariant="italic">ca</mi>
                  <mn>.</mn>
                  <mn>60</mn>
                  <mtext>%</mtext>
                </mrow>
              </mrow>
              <mo fence="true" stretchy="false">)</mo>
            </mrow>
            <mspace width="16em"/>
            <mi>v</mi>
            <mrow>
              <mspace width="0.5em"/>
              <mo stretchy="false">=</mo>
              <mspace width="0.5em"/>
            </mrow>
            <mn>14</mn>
            <mfrac>
              <mi>m</mi>
              <mi>s</mi>
            </mfrac>
          </mrow>
        </mtd>
      </mtr>
      <mtr>
        <mtd>
          <mrow>
            <msub>
              <mi>P</mi>
              <mrow>
                <mi mathvariant="italic">an</mi>
                <mspace width="2em"/>
                <mrow>
                  <mo fence="true" stretchy="false">(</mo>
                  <mrow>
                    <mrow>
                      <mi mathvariant="italic">Hersteller</mi>
                      <mi mathvariant="italic">bei</mi>
                      <mspace width="0.5em"/>
                      <mn>14</mn>
                      <mfrac>
                        <mi>m</mi>
                        <mi>s</mi>
                      </mfrac>
                    </mrow>
                  </mrow>
                  <mo fence="true" stretchy="false">)</mo>
                </mrow>
              </mrow>
            </msub>
            <mrow>
              <mspace width="0.5em"/>
              <mo stretchy="false">=</mo>
              <mspace width="0.5em"/>
            </mrow>
            <mn>250</mn>
            <mi>W</mi>
            <mspace/>
          </mrow>
        </mtd>
      </mtr>
      <mtr>
        <mtd>
          <mrow>
            <msub>
              <mi>P</mi>
              <mi mathvariant="italic">ein</mi>
            </msub>
            <mrow>
              <mspace width="0.5em"/>
              <mo stretchy="false">=</mo>
              <mspace width="0.5em"/>
            </mrow>
            <msub>
              <mi>C</mi>
              <mi mathvariant="italic">Betz</mi>
            </msub>
            <mrow>
              <mrow>
                <mspace width="0.5em"/>
                <mo stretchy="false">⋅</mo>
                <mspace width="0.5em"/>
              </mrow>
              <mover>
                <mover>
                  <mrow>
                    <mfrac>
                      <mn>1</mn>
                      <mn>2</mn>
                    </mfrac>
                    <mrow>
                      <mspace width="0.5em"/>
                      <mo stretchy="false">⋅</mo>
                      <mspace width="0.5em"/>
                    </mrow>
                    <mi mathvariant="normal">ρ</mi>
                    <mrow>
                      <mspace width="0.5em"/>
                      <mo stretchy="false">⋅</mo>
                      <mspace width="0.5em"/>
                    </mrow>
                    <mi>A</mi>
                    <mrow>
                      <mspace width="0.5em"/>
                      <mo stretchy="false">⋅</mo>
                      <mspace width="0.5em"/>
                    </mrow>
                    <msup>
                      <mrow>
                        <mo fence="true" stretchy="false">(</mo>
                        <mrow>
                          <msub>
                            <mi>v</mi>
                            <mi mathvariant="italic">wind</mi>
                          </msub>
                        </mrow>
                        <mo fence="true" stretchy="false">)</mo>
                      </mrow>
                      <mn>3</mn>
                    </msup>
                  </mrow>
                  <mo stretchy="true">⏞</mo>
                </mover>
                <msub>
                  <mi>P</mi>
                  <mi mathvariant="italic">wind</mi>
                </msub>
              </mover>
            </mrow>
          </mrow>
        </mtd>
      </mtr>
      <mtr>
        <mtd>
          <mrow>
            <mi>P</mi>
            <mrow>
              <mo fence="true" stretchy="false">(</mo>
              <mrow>
                <mrow>
                  <mn>14</mn>
                  <mfrac>
                    <mi>m</mi>
                    <mi>s</mi>
                  </mfrac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frac>
              <mn>16</mn>
              <mn>27</mn>
            </mfrac>
            <mrow>
              <mspace width="0.5em"/>
              <mo stretchy="false">⋅</mo>
              <mspace width="0.5em"/>
            </mrow>
            <mfrac>
              <mn>1</mn>
              <mn>2</mn>
            </mfrac>
            <mrow>
              <mspace width="0.5em"/>
              <mo stretchy="false">⋅</mo>
              <mspace width="0.5em"/>
            </mrow>
            <mn>1,205</mn>
            <mfrac>
              <mi mathvariant="italic">kg</mi>
              <msup>
                <mi>m</mi>
                <mn>3</mn>
              </msup>
            </mfrac>
            <mrow>
              <mspace width="0.5em"/>
              <mo stretchy="false">⋅</mo>
              <mspace width="0.5em"/>
            </mrow>
            <mn>1,0</mn>
            <msup>
              <mi>m</mi>
              <mn>2</mn>
            </msup>
            <mrow>
              <mspace width="0.5em"/>
              <mo stretchy="false">⋅</mo>
              <mspace width="0.5em"/>
            </mrow>
            <msup>
              <mrow>
                <mo fence="true" stretchy="false">(</mo>
                <mrow>
                  <mrow>
                    <mn>14</mn>
                    <mfrac>
                      <mi>m</mi>
                      <mi>s</mi>
                    </mfrac>
                  </mrow>
                </mrow>
                <mo fence="true" stretchy="false">)</mo>
              </mrow>
              <mn>3</mn>
            </msup>
          </mrow>
        </mtd>
      </mtr>
      <mtr>
        <mtd>
          <mrow>
            <mi>P</mi>
            <mrow>
              <mo fence="true" stretchy="false">(</mo>
              <mrow>
                <mrow>
                  <mn>14</mn>
                  <mfrac>
                    <mi>m</mi>
                    <mi>s</mi>
                  </mfrac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n>0,375</mn>
              <mfrac>
                <mi mathvariant="italic">kg</mi>
                <mi>m</mi>
              </mfrac>
            </mrow>
            <mrow>
              <mspace width="0.5em"/>
              <mo stretchy="false">⋅</mo>
              <mspace width="0.5em"/>
            </mrow>
            <msup>
              <mrow>
                <mo fence="true" stretchy="false">(</mo>
                <mrow>
                  <mrow>
                    <mn>14</mn>
                    <mfrac>
                      <mi>m</mi>
                      <mi>s</mi>
                    </mfrac>
                  </mrow>
                </mrow>
                <mo fence="true" stretchy="false">)</mo>
              </mrow>
              <mn>3</mn>
            </msup>
            <mrow>
              <mspace width="0.5em"/>
              <mo stretchy="false">=</mo>
              <mspace width="0.5em"/>
            </mrow>
            <mn>979,6</mn>
            <mi>W</mi>
          </mrow>
        </mtd>
      </mtr>
      <mtr>
        <mtd>
          <mrow>
            <mi mathvariant="normal">η</mi>
            <mrow>
              <mspace width="0.5em"/>
              <mo stretchy="false">=</mo>
              <mspace width="0.5em"/>
            </mrow>
            <mfrac>
              <msub>
                <mi>P</mi>
                <mi mathvariant="italic">an</mi>
              </msub>
              <msub>
                <mi>P</mi>
                <mi mathvariant="italic">ein</mi>
              </msub>
            </mfrac>
            <mrow>
              <mspace width="0.5em"/>
              <mo stretchy="false">=</mo>
              <mspace width="0.5em"/>
            </mrow>
            <mfrac>
              <mrow>
                <mn>250</mn>
                <mi>W</mi>
              </mrow>
              <mrow>
                <mn>979,6</mn>
                <mi>W</mi>
              </mrow>
            </mfrac>
            <mrow>
              <mspace width="0.5em"/>
              <mo stretchy="false">=</mo>
              <mspace width="0.5em"/>
            </mrow>
            <mn>25,5</mn>
            <mtext>%</mtext>
          </mrow>
        </mtd>
      </mtr>
    </mtable>
    <annotation encoding="StarMath 5.0">A`=`1,0{m^2} ~~~~~~~~~~~~~%rho`=`1,205kg over m^{3} newline
C_Betz`=`{16 over 27}(ca. 60"%") ~~~~~~~~v`=`14{m over s} newline
P_{an~(Hersteller bei `14{m over s} )}`=` 250W ~
newline
P_ein `=` C_Betz {`cdot` {{1 over 2} `cdot` %rho `cdot` A `cdot` (v_wind)^{3}} overbrace
 P_wind} newline P(14{m over s}) `=` {16 over 27}` cdot `{1 over 2}`cdot `1,205kg over m^{3} `cdot` 1,0{m^2} `cdot` (14{m over s})^{3} newline P(14{m over s})`=`{0,375 {kg over m}}`cdot` (14{m over s})^{3}`=` 979,6 W  newline
 %eta`=` P_an over P_ein `=` {250W} over {979,6 W} `=` 25,5"%"
 
 </annotation>
  </semantics>
</math>
</file>